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0186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7.54" calcext:value-type="float">
            <text:p>7.54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307 kWh</text:p>
          </table:table-cell>
          <table:table-cell office:value-type="float" office:value="2029.59" calcext:value-type="float">
            <text:p>2029.59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142.07" calcext:value-type="float">
            <text:p>142.07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T-0</text:p>
          </table:table-cell>
          <table:table-cell office:value-type="float" office:value="2368.8" calcext:value-type="float">
            <text:p>2368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0.33" calcext:value-type="float">
            <text:p>10.33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02 kWh</text:p>
          </table:table-cell>
          <table:table-cell office:value-type="float" office:value="1985.85" calcext:value-type="float">
            <text:p>1985.85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139.01" calcext:value-type="float">
            <text:p>139.01</text:p>
          </table:table-cell>
          <table:table-cell office:value-type="float" office:value="21.53" calcext:value-type="float">
            <text:p>21.53</text:p>
          </table:table-cell>
          <table:table-cell office:value-type="string" calcext:value-type="string">
            <text:p>T-0</text:p>
          </table:table-cell>
          <table:table-cell office:value-type="float" office:value="2323.72" calcext:value-type="float">
            <text:p>2323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9.47" calcext:value-type="float">
            <text:p>9.47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62 kWh</text:p>
          </table:table-cell>
          <table:table-cell office:value-type="float" office:value="2411.97" calcext:value-type="float">
            <text:p>2411.97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168.84" calcext:value-type="float">
            <text:p>168.84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T-0</text:p>
          </table:table-cell>
          <table:table-cell office:value-type="float" office:value="2782.38" calcext:value-type="float">
            <text:p>2782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7.29" calcext:value-type="float">
            <text:p>7.29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34 kWh</text:p>
          </table:table-cell>
          <table:table-cell office:value-type="float" office:value="2199.66" calcext:value-type="float">
            <text:p>2199.66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153.98" calcext:value-type="float">
            <text:p>153.98</text:p>
          </table:table-cell>
          <table:table-cell office:value-type="float" office:value="23.65" calcext:value-type="float">
            <text:p>23.65</text:p>
          </table:table-cell>
          <table:table-cell office:value-type="string" calcext:value-type="string">
            <text:p>T-0</text:p>
          </table:table-cell>
          <table:table-cell office:value-type="float" office:value="2550.21" calcext:value-type="float">
            <text:p>2550.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1.53" calcext:value-type="float">
            <text:p>11.53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411 kWh</text:p>
          </table:table-cell>
          <table:table-cell office:value-type="float" office:value="2743.52" calcext:value-type="float">
            <text:p>2743.52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192.05" calcext:value-type="float">
            <text:p>192.05</text:p>
          </table:table-cell>
          <table:table-cell office:value-type="float" office:value="29.08" calcext:value-type="float">
            <text:p>29.08</text:p>
          </table:table-cell>
          <table:table-cell office:value-type="string" calcext:value-type="string">
            <text:p>T-0</text:p>
          </table:table-cell>
          <table:table-cell office:value-type="float" office:value="3141.14" calcext:value-type="float">
            <text:p>3141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1.85" calcext:value-type="float">
            <text:p>11.85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408 kWh</text:p>
          </table:table-cell>
          <table:table-cell office:value-type="float" office:value="2710.41" calcext:value-type="float">
            <text:p>2710.41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189.73" calcext:value-type="float">
            <text:p>189.73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T-0</text:p>
          </table:table-cell>
          <table:table-cell office:value-type="float" office:value="3105.03" calcext:value-type="float">
            <text:p>3105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.32" calcext:value-type="float">
            <text:p>2.32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75 kWh</text:p>
          </table:table-cell>
          <table:table-cell office:value-type="float" office:value="2464.68" calcext:value-type="float">
            <text:p>2464.68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172.53" calcext:value-type="float">
            <text:p>172.53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T-0</text:p>
          </table:table-cell>
          <table:table-cell office:value-type="float" office:value="2829.43" calcext:value-type="float">
            <text:p>2829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.56" calcext:value-type="float">
            <text:p>2.56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32 kWh</text:p>
          </table:table-cell>
          <table:table-cell office:value-type="float" office:value="2149.61" calcext:value-type="float">
            <text:p>2149.61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150.47" calcext:value-type="float">
            <text:p>150.47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T-0</text:p>
          </table:table-cell>
          <table:table-cell office:value-type="float" office:value="2488.72" calcext:value-type="float">
            <text:p>2488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373 kWh</text:p>
          </table:table-cell>
          <table:table-cell office:value-type="float" office:value="2391.16" calcext:value-type="float">
            <text:p>2391.16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167.38" calcext:value-type="float">
            <text:p>167.38</text:p>
          </table:table-cell>
          <table:table-cell office:value-type="float" office:value="25.53" calcext:value-type="float">
            <text:p>25.53</text:p>
          </table:table-cell>
          <table:table-cell office:value-type="string" calcext:value-type="string">
            <text:p>T-0</text:p>
          </table:table-cell>
          <table:table-cell office:value-type="float" office:value="2746.34" calcext:value-type="float">
            <text:p>2746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3.95" calcext:value-type="float">
            <text:p>13.9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40 kWh</text:p>
          </table:table-cell>
          <table:table-cell office:value-type="float" office:value="2141.19" calcext:value-type="float">
            <text:p>2141.19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149.88" calcext:value-type="float">
            <text:p>149.88</text:p>
          </table:table-cell>
          <table:table-cell office:value-type="float" office:value="23.04" calcext:value-type="float">
            <text:p>23.04</text:p>
          </table:table-cell>
          <table:table-cell office:value-type="string" calcext:value-type="string">
            <text:p>T-0</text:p>
          </table:table-cell>
          <table:table-cell office:value-type="float" office:value="2490.53" calcext:value-type="float">
            <text:p>2490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262 kWh</text:p>
          </table:table-cell>
          <table:table-cell office:value-type="float" office:value="1597.74" calcext:value-type="float">
            <text:p>1597.74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string" calcext:value-type="string">
            <text:p>T-0</text:p>
          </table:table-cell>
          <table:table-cell office:value-type="float" office:value="1777.13" calcext:value-type="float">
            <text:p>1777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4.73" calcext:value-type="float">
            <text:p>4.7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85 kWh</text:p>
          </table:table-cell>
          <table:table-cell office:value-type="float" office:value="1748.61" calcext:value-type="float">
            <text:p>1748.61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T-0</text:p>
          </table:table-cell>
          <table:table-cell office:value-type="float" office:value="1933.59" calcext:value-type="float">
            <text:p>1933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38:01.930000000</meta:creation-date>
    <dc:date>2018-03-26T17:40:58.859000000</dc:date>
    <meta:editing-duration>PT2M57S</meta:editing-duration>
    <meta:editing-cycles>1</meta:editing-cycles>
    <meta:document-statistic meta:table-count="1" meta:cell-count="151" meta:object-count="0"/>
    <meta:generator>LibreOffice/5.3.4.2$Windows_x86 LibreOffice_project/f82d347ccc0be322489bf7da61d7e4ad13fe2ff3</meta:generator>
  </office:meta>
</office:document-meta>
</file>